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Pictures/100000000000000800000008B1F22B1B857E713A.png" manifest:media-type="image/png"/>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2.7688in" table:align="left" style:shadow="none" style:may-break-between-rows="true" table:border-model="collapsing"/>
    </style:style>
    <style:style style:name="Table1.A" style:family="table-column">
      <style:table-column-properties style:column-width="0.9in"/>
    </style:style>
    <style:style style:name="Table1.B" style:family="table-column">
      <style:table-column-properties style:column-width="0.6229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12" style:family="table-row">
      <style:table-row-properties fo:keep-together="auto"/>
    </style:style>
    <style:style style:name="Table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style:font-name="Liberation Sans" fo:font-weight="bold" officeooo:rsid="0012df68" officeooo:paragraph-rsid="0012df68" style:font-weight-asian="bold" style:font-weight-complex="bold"/>
    </style:style>
    <style:style style:name="P2" style:family="paragraph" style:parent-style-name="Standard">
      <style:paragraph-properties style:writing-mode="lr-tb"/>
      <style:text-properties style:font-name="Liberation Sans" fo:font-weight="normal" officeooo:rsid="0012df68" officeooo:paragraph-rsid="0012df68" style:font-weight-asian="normal" style:font-weight-complex="normal"/>
    </style:style>
    <style:style style:name="P3" style:family="paragraph" style:parent-style-name="Standard">
      <style:text-properties style:font-name="Liberation Sans" fo:font-weight="normal" officeooo:rsid="0012df68" officeooo:paragraph-rsid="00169798" style:font-weight-asian="normal" style:font-weight-complex="normal"/>
    </style:style>
    <style:style style:name="P4" style:family="paragraph" style:parent-style-name="Standard">
      <style:text-properties style:font-name="Liberation Sans" fo:font-weight="normal" officeooo:rsid="00169798" officeooo:paragraph-rsid="00169798" style:font-weight-asian="normal" style:font-weight-complex="normal"/>
    </style:style>
    <style:style style:name="P5" style:family="paragraph" style:parent-style-name="Standard">
      <style:text-properties style:font-name="Liberation Sans" fo:font-weight="bold" officeooo:rsid="0012df68" officeooo:paragraph-rsid="0012df68" style:font-weight-asian="bold" style:font-weight-complex="bold"/>
    </style:style>
    <style:style style:name="P6" style:family="paragraph" style:parent-style-name="Standard">
      <style:paragraph-properties fo:text-align="center" style:justify-single-word="false"/>
      <style:text-properties style:font-name="Liberation Sans" fo:font-weight="bold" officeooo:rsid="0012df68" officeooo:paragraph-rsid="0012df68" style:font-weight-asian="bold" style:font-weight-complex="bold"/>
    </style:style>
    <style:style style:name="P7" style:family="paragraph" style:parent-style-name="Standard">
      <style:paragraph-properties fo:text-align="start" style:justify-single-word="false"/>
      <style:text-properties style:font-name="Liberation Sans" fo:font-weight="bold" officeooo:rsid="001d49f8" officeooo:paragraph-rsid="001d49f8" style:font-weight-asian="bold" style:font-weight-complex="bold"/>
    </style:style>
    <style:style style:name="P8" style:family="paragraph" style:parent-style-name="Standard">
      <style:text-properties style:font-name="Liberation Sans" fo:font-weight="normal" officeooo:rsid="0012df68" officeooo:paragraph-rsid="00169798" style:font-weight-asian="normal" style:font-weight-complex="normal"/>
    </style:style>
    <style:style style:name="P9" style:family="paragraph" style:parent-style-name="Standard">
      <style:paragraph-properties fo:text-align="start" style:justify-single-word="false"/>
      <style:text-properties style:font-name="Liberation Sans" fo:font-weight="normal" officeooo:rsid="001a4056" officeooo:paragraph-rsid="001a4056" style:font-weight-asian="normal" style:font-weight-complex="normal"/>
    </style:style>
    <style:style style:name="P10" style:family="paragraph" style:parent-style-name="Standard">
      <style:paragraph-properties fo:text-align="start" style:justify-single-word="false"/>
      <style:text-properties style:font-name="Liberation Sans" fo:font-weight="normal" officeooo:rsid="001bf350" officeooo:paragraph-rsid="001bf350" style:font-weight-asian="normal" style:font-weight-complex="normal"/>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0% 100%"/>
    </style:style>
    <style:style style:name="T3" style:family="text">
      <style:text-properties officeooo:rsid="00156ef3"/>
    </style:style>
    <style:style style:name="T4" style:family="text">
      <style:text-properties officeooo:rsid="001606a8"/>
    </style:style>
    <style:style style:name="T5" style:family="text">
      <style:text-properties officeooo:rsid="00162d05"/>
    </style:style>
    <style:style style:name="T6" style:family="text">
      <style:text-properties officeooo:rsid="00169798"/>
    </style:style>
    <style:style style:name="T7" style:family="text">
      <style:text-properties officeooo:rsid="00182a64"/>
    </style:style>
    <style:style style:name="T8" style:family="text">
      <style:text-properties officeooo:rsid="00193cd7"/>
    </style:style>
    <style:style style:name="T9" style:family="text">
      <style:text-properties style:font-name="Liberation Mono"/>
    </style:style>
    <style:style style:name="T10" style:family="text">
      <style:text-properties style:font-name="Liberation Mono" officeooo:rsid="00162d05"/>
    </style:style>
    <style:style style:name="T11" style:family="text">
      <style:text-properties style:font-name="Liberation Mono" officeooo:rsid="00156ef3"/>
    </style:style>
    <style:style style:name="T12" style:family="text">
      <style:text-properties style:font-name="Liberation Mono" officeooo:rsid="001a3604"/>
    </style:style>
    <style:style style:name="T13" style:family="text">
      <style:text-properties style:font-name="Liberation Mono" officeooo:rsid="001bf350"/>
    </style:style>
    <style:style style:name="T14" style:family="text">
      <style:text-properties style:font-name="Liberation Mono" fo:font-weight="normal" style:font-weight-asian="normal" style:font-weight-complex="normal"/>
    </style:style>
    <style:style style:name="T15" style:family="text">
      <style:text-properties officeooo:rsid="001a3604"/>
    </style:style>
    <style:style style:name="T16" style:family="text">
      <style:text-properties style:font-name="Liberation Sans"/>
    </style:style>
    <style:style style:name="T17" style:family="text">
      <style:text-properties style:font-name="Liberation Sans" officeooo:rsid="001a3604"/>
    </style:style>
    <style:style style:name="T18" style:family="text">
      <style:text-properties style:font-name="Liberation Sans" officeooo:rsid="001bf350"/>
    </style:style>
    <style:style style:name="T19" style:family="text">
      <style:text-properties officeooo:rsid="001bf350"/>
    </style:style>
    <style:style style:name="T20" style:family="text">
      <style:text-properties fo:font-weight="normal" style:font-weight-asian="normal" style:font-weight-complex="normal"/>
    </style:style>
    <style:style style:name="T21" style:family="text">
      <style:text-properties officeooo:rsid="001ea4fa"/>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5130</text:p>
      <text:p text:style-name="P1">Project 2</text:p>
      <text:p text:style-name="P1">Robbie Watling</text:p>
      <text:p text:style-name="P1"/>
      <text:p text:style-name="P1">About Project 2</text:p>
      <text:p text:style-name="P2">This project performs different value numbering optimizations with the LLVM compiler infrastructure. Value numbering is an optimization that can reduce the number of instructions by eliminating unnecessary expressions. <text:span text:style-name="T21">Expression operands are enumerated as values and entered into a table with their operation and assignment. If an expression is already in the table upon insertion, it is redundant. </text:span>Global value numbering considers the expressions found anywhere in the program. Local value numbering considers the expressions only in a single basic block. Super-local value numbering analyzes the control flow graph of basic blocks to create extended basic blocks which then determine the context of expressions. Extended basic blocks are a finite set of basic blocks B<text:span text:style-name="T1">1</text:span><text:span text:style-name="T2">, B</text:span><text:span text:style-name="T1">2</text:span><text:span text:style-name="T2">, …, B</text:span><text:span text:style-name="T1">n</text:span><text:span text:style-name="T2"> such that B</text:span><text:span text:style-name="T1">1</text:span><text:span text:style-name="T2"> may have multiple predecessors but all other blocks in the set have only one predecessor, and there is a path from B</text:span><text:span text:style-name="T1">1</text:span><text:span text:style-name="T2"> to B</text:span><text:span text:style-name="T1">k</text:span><text:span text:style-name="T2"> only going through other nodes in the extended basic block. Global value numbering is expected to be the best optimization strategy as more expressions are available. Super-local has the second most expressions available to it so we expect those expressions to be available. Local value numbering has the least expressions available therefore fewer redundancies can be found.</text:span></text:p>
      <text:p text:style-name="P1"/>
      <text:p text:style-name="P1">Implementation</text:p>
      <text:p text:style-name="P3">The implementation of these value numbering schemes <text:span text:style-name="T3">are modifications to </text:span><text:span text:style-name="T11">GVN.cpp</text:span><text:span text:style-name="T3"> in the LLVM infrastructure. </text:span><text:span text:style-name="T11">GVN.</text:span><text:span text:style-name="T12">cpp</text:span><text:span text:style-name="T11"> </text:span><text:span text:style-name="T3">is LLVM’s implementation of global value numbering so no modifications were necessary. </text:span><text:span text:style-name="T4">For SVN and LVN </text:span><text:span text:style-name="T5">clang </text:span><text:span text:style-name="T4">options </text:span><text:span text:style-name="T5">were added</text:span><text:span text:style-name="T4"> </text:span><text:span text:style-name="T5">in the same style as the other options already present. Additionally </text:span><text:span text:style-name="T8">the options</text:span><text:span text:style-name="T5"> </text:span><text:span text:style-name="T8">had associated</text:span><text:span text:style-name="T4"> global variables</text:span><text:span text:style-name="T3"> </text:span><text:span text:style-name="T5">for </text:span><text:span text:style-name="T8">co</text:span><text:span text:style-name="T5">nvenience. The options were considered at </text:span><text:span text:style-name="T10">iterateOnFunction</text:span><text:span text:style-name="T5"> and </text:span><text:span text:style-name="T10">processBlock</text:span><text:span text:style-name="T5"> in </text:span><text:span text:style-name="T10">GVN.cpp </text:span><text:span text:style-name="T5">as the value table needed to be adjusted at those locations to accommodate a specified value numbering scheme. </text:span></text:p>
      <text:p text:style-name="P3"/>
      <text:p text:style-name="P3"><text:span text:style-name="T5">For local value numbering, each block cleared the table using </text:span><text:span text:style-name="T15">a provided function</text:span><text:span text:style-name="T5"> </text:span><text:span text:style-name="T10">cleanupGlobalSets. </text:span><text:span text:style-name="T17">W</text:span><text:span text:style-name="T5">hen the </text:span><text:span text:style-name="T10">processBlock</text:span><text:span text:style-name="T5"> function was called, cleanupGlo</text:span><text:span text:style-name="T6">ba</text:span><text:span text:style-name="T5">lSets </text:span><text:span text:style-name="T15">removed</text:span><text:span text:style-name="T5"> information in the value table structure and therefore </text:span><text:span text:style-name="T15">allowed</text:span><text:span text:style-name="T5"> each block to only consider expressions locally as desired.</text:span></text:p>
      <text:p text:style-name="P3"/>
      <text:p text:style-name="P4">For super-local value numbering, each time a function was called, the value table was cleared using <text:span text:style-name="T9">cleanupGlobalSets</text:span>. Then the basic blocks of the function were iterated on to obtain the extended basic blocks. Th<text:span text:style-name="T15">e extended basic blocks were determined</text:span> by using the predecessor size function to satisfy the extended basic block criteria. For simplicity, the blocks were placed in a two dimensional array of a large size with the rows corresponding to a set of extended basic blocks. An attempt at putting these basic blocks into a vector of vectors found in the standard C++ library <text:span text:style-name="T15">was made</text:span>. However there were issues resolving pointers <text:span text:style-name="T15">and stack size</text:span> for this approach which was problematic. <text:span text:style-name="T15">In the implemented two dimensional array,</text:span> each basic block in the extended basic block was passed into the <text:span text:style-name="T9">processBlock</text:span> function. In practice, the dominating relationship between individual blocks and their expressions would lead to the popping of instructions in the value table. <text:span text:style-name="T7">However, the value table </text:span><text:span text:style-name="T8">lookup</text:span><text:span text:style-name="T7"> determines if expressions are reachable as it has an associated dominator tree. Therefore this popping of instructions was unnecessary </text:span><text:span text:style-name="T15">other than between function calls </text:span><text:soft-page-break/><text:span text:style-name="T15">(same as global value numbering)</text:span><text:span text:style-name="T7">. However, if these assumptions are incorrect, there appear to be utility functions in the value table. These utilities could remove instructions identified in a non-dominating relationship for an expression between blocks in an extended basic block.</text:span></text:p>
      <text:p text:style-name="P1"/>
      <text:p text:style-name="P1">Results</text:p>
      <text:p text:style-name="P6"><draw:frame draw:style-name="fr1" draw:name="Object1" text:anchor-type="char" svg:x="2.8445in" svg:y="0.0811in" svg:width="4.5693in" svg:height="2.5693in" draw:z-index="0"><draw:object xlink:href="./Object 1" xlink:type="simple" xlink:show="embed" xlink:actuate="onLoad"/><draw:image xlink:href="./ObjectReplacements/Object 1" xlink:type="simple" xlink:show="embed" xlink:actuate="onLoad"/></draw:frame></text:p>
      <table:table table:name="Table1" table:style-name="Table1" table:template-name="Academic">
        <table:table-column table:style-name="Table1.A"/>
        <table:table-column table:style-name="Table1.B" table:number-columns-repeated="3"/>
        <table:table-row table:style-name="TableLine94510239241648">
          <table:table-cell table:style-name="Table1.A1" office:value-type="string">
            <text:p text:style-name="P11">Benchmark</text:p>
          </table:table-cell>
          <table:table-cell table:style-name="Table1.A1" office:value-type="string">
            <text:p text:style-name="P11">LVN</text:p>
          </table:table-cell>
          <table:table-cell table:style-name="Table1.A1" office:value-type="string">
            <text:p text:style-name="P11">SVN</text:p>
          </table:table-cell>
          <table:table-cell table:style-name="Table1.A1" office:value-type="string">
            <text:p text:style-name="P11">GVN</text:p>
          </table:table-cell>
        </table:table-row>
        <table:table-row table:style-name="TableLine94510239241648">
          <table:table-cell table:style-name="Table1.A2" office:value-type="string">
            <text:p text:style-name="P11">Bubblesort</text:p>
          </table:table-cell>
          <table:table-cell table:style-name="Table1.B2" office:value-type="float" office:value="39">
            <text:p text:style-name="P11">39</text:p>
          </table:table-cell>
          <table:table-cell table:style-name="Table1.B2" office:value-type="float" office:value="50">
            <text:p text:style-name="P11">50</text:p>
          </table:table-cell>
          <table:table-cell table:style-name="Table1.B2" office:value-type="float" office:value="51">
            <text:p text:style-name="P11">51</text:p>
          </table:table-cell>
        </table:table-row>
        <table:table-row table:style-name="TableLine94510239241648">
          <table:table-cell table:style-name="Table1.A2" office:value-type="string">
            <text:p text:style-name="P11">FloatMM</text:p>
          </table:table-cell>
          <table:table-cell table:style-name="Table1.B2" office:value-type="float" office:value="42">
            <text:p text:style-name="P11">42</text:p>
          </table:table-cell>
          <table:table-cell table:style-name="Table1.B2" office:value-type="float" office:value="41">
            <text:p text:style-name="P11">41</text:p>
          </table:table-cell>
          <table:table-cell table:style-name="Table1.B2" office:value-type="float" office:value="42">
            <text:p text:style-name="P11">42</text:p>
          </table:table-cell>
        </table:table-row>
        <table:table-row table:style-name="TableLine94510239241648">
          <table:table-cell table:style-name="Table1.A2" office:value-type="string">
            <text:p text:style-name="P11">IntMM</text:p>
          </table:table-cell>
          <table:table-cell table:style-name="Table1.B2" office:value-type="float" office:value="41">
            <text:p text:style-name="P11">41</text:p>
          </table:table-cell>
          <table:table-cell table:style-name="Table1.B2" office:value-type="float" office:value="40">
            <text:p text:style-name="P11">40</text:p>
          </table:table-cell>
          <table:table-cell table:style-name="Table1.B2" office:value-type="float" office:value="41">
            <text:p text:style-name="P11">41</text:p>
          </table:table-cell>
        </table:table-row>
        <table:table-row table:style-name="TableLine94510239241648">
          <table:table-cell table:style-name="Table1.A2" office:value-type="string">
            <text:p text:style-name="P11">Oscar</text:p>
          </table:table-cell>
          <table:table-cell table:style-name="Table1.B2" office:value-type="float" office:value="226">
            <text:p text:style-name="P11">226</text:p>
          </table:table-cell>
          <table:table-cell table:style-name="Table1.B2" office:value-type="float" office:value="226">
            <text:p text:style-name="P11">226</text:p>
          </table:table-cell>
          <table:table-cell table:style-name="Table1.B2" office:value-type="float" office:value="226">
            <text:p text:style-name="P11">226</text:p>
          </table:table-cell>
        </table:table-row>
        <table:table-row table:style-name="TableLine94510239241648">
          <table:table-cell table:style-name="Table1.A2" office:value-type="string">
            <text:p text:style-name="P11">Perm</text:p>
          </table:table-cell>
          <table:table-cell table:style-name="Table1.B2" office:value-type="float" office:value="30">
            <text:p text:style-name="P11">30</text:p>
          </table:table-cell>
          <table:table-cell table:style-name="Table1.B2" office:value-type="float" office:value="30">
            <text:p text:style-name="P11">30</text:p>
          </table:table-cell>
          <table:table-cell table:style-name="Table1.B2" office:value-type="float" office:value="31">
            <text:p text:style-name="P11">31</text:p>
          </table:table-cell>
        </table:table-row>
        <table:table-row table:style-name="TableLine94510239241648">
          <table:table-cell table:style-name="Table1.A2" office:value-type="string">
            <text:p text:style-name="P11">Puzzle</text:p>
          </table:table-cell>
          <table:table-cell table:style-name="Table1.B2" office:value-type="float" office:value="212">
            <text:p text:style-name="P11">212</text:p>
          </table:table-cell>
          <table:table-cell table:style-name="Table1.B2" office:value-type="float" office:value="212">
            <text:p text:style-name="P11">212</text:p>
          </table:table-cell>
          <table:table-cell table:style-name="Table1.B2" office:value-type="float" office:value="217">
            <text:p text:style-name="P11">217</text:p>
          </table:table-cell>
        </table:table-row>
        <table:table-row table:style-name="TableLine94510239241648">
          <table:table-cell table:style-name="Table1.A2" office:value-type="string">
            <text:p text:style-name="P11">Queens</text:p>
          </table:table-cell>
          <table:table-cell table:style-name="Table1.B2" office:value-type="float" office:value="54">
            <text:p text:style-name="P11">54</text:p>
          </table:table-cell>
          <table:table-cell table:style-name="Table1.B2" office:value-type="float" office:value="72">
            <text:p text:style-name="P11">72</text:p>
          </table:table-cell>
          <table:table-cell table:style-name="Table1.B2" office:value-type="float" office:value="72">
            <text:p text:style-name="P11">72</text:p>
          </table:table-cell>
        </table:table-row>
        <table:table-row table:style-name="TableLine94510239241648">
          <table:table-cell table:style-name="Table1.A2" office:value-type="string">
            <text:p text:style-name="P11">Quicksort</text:p>
          </table:table-cell>
          <table:table-cell table:style-name="Table1.B2" office:value-type="float" office:value="55">
            <text:p text:style-name="P11">55</text:p>
          </table:table-cell>
          <table:table-cell table:style-name="Table1.B2" office:value-type="float" office:value="63">
            <text:p text:style-name="P11">63</text:p>
          </table:table-cell>
          <table:table-cell table:style-name="Table1.B2" office:value-type="float" office:value="65">
            <text:p text:style-name="P11">65</text:p>
          </table:table-cell>
        </table:table-row>
        <table:table-row table:style-name="TableLine94510239241648">
          <table:table-cell table:style-name="Table1.A2" office:value-type="string">
            <text:p text:style-name="P11">RealMM</text:p>
          </table:table-cell>
          <table:table-cell table:style-name="Table1.B2" office:value-type="float" office:value="41">
            <text:p text:style-name="P11">41</text:p>
          </table:table-cell>
          <table:table-cell table:style-name="Table1.B2" office:value-type="float" office:value="40">
            <text:p text:style-name="P11">40</text:p>
          </table:table-cell>
          <table:table-cell table:style-name="Table1.B2" office:value-type="float" office:value="41">
            <text:p text:style-name="P11">41</text:p>
          </table:table-cell>
        </table:table-row>
        <table:table-row table:style-name="TableLine94510239241648">
          <table:table-cell table:style-name="Table1.A2" office:value-type="string">
            <text:p text:style-name="P11">Towers</text:p>
          </table:table-cell>
          <table:table-cell table:style-name="Table1.B2" office:value-type="float" office:value="75">
            <text:p text:style-name="P11">75</text:p>
          </table:table-cell>
          <table:table-cell table:style-name="Table1.B2" office:value-type="float" office:value="79">
            <text:p text:style-name="P11">79</text:p>
          </table:table-cell>
          <table:table-cell table:style-name="Table1.B2" office:value-type="float" office:value="81">
            <text:p text:style-name="P11">81</text:p>
          </table:table-cell>
        </table:table-row>
        <table:table-row table:style-name="Table1.12">
          <table:table-cell table:style-name="Table1.A12" office:value-type="string">
            <text:p text:style-name="P11">Treesort</text:p>
          </table:table-cell>
          <table:table-cell table:style-name="Table1.B12" office:value-type="float" office:value="67">
            <text:p text:style-name="P11">67</text:p>
          </table:table-cell>
          <table:table-cell table:style-name="Table1.B12" office:value-type="float" office:value="81">
            <text:p text:style-name="P11">81</text:p>
          </table:table-cell>
          <table:table-cell table:style-name="Table1.B12" office:value-type="float" office:value="82">
            <text:p text:style-name="P11">82</text:p>
          </table:table-cell>
        </table:table-row>
      </table:table>
      <text:p text:style-name="P6"/>
      <text:p text:style-name="P6"/>
      <text:p text:style-name="P9">The value numbering schemes matched the hypothesis that global value numbering would eliminate the most instructions. However, it was only slightly better than local value numbering and super-local value numbering. </text:p>
      <text:p text:style-name="P9"/>
      <text:p text:style-name="P9">In most cases, local value numbering eliminated the fewest instructions. However, in a few cases it was better than super-local or tied global value numbering (RealMM and IntMM). It may be the case that our method of clearing the value table for the super-local value numbering may have had unintended side effects. It is <text:span text:style-name="T19">also likely</text:span> that <text:span text:style-name="T19">some of the other options in </text:span><text:span text:style-name="T13">GVN.cpp. </text:span><text:span text:style-name="T18">Given that this was the case for two similar benchmarks, RealMM and IntMM this could be a result of the benchmark’s representation.</text:span></text:p>
      <text:p text:style-name="P9"><text:span text:style-name="T18"/></text:p>
      <text:p text:style-name="P10"><text:span text:style-name="T16">The super-local value numbering tended to rival the global value numbering. Thus extended basic blocks must catch a large amount of between basic block redundancies at a similar rate to global value numbering. Since super-local value numbering is comparable to global value numbering, if a different compiler was engineered, and it was the case that super-local value numbering was easier to implement, it would potentially be worth implementing the super-local value numbering and foregoing the global value numbering.</text:span></text:p>
      <text:p text:style-name="P10"/>
      <text:p text:style-name="P10">Overall global value numbering always eliminated the most instructions. This follows our hypothesis that more redundancies are eliminated because global value numbering has more expressions available to it.</text:p>
      <text:p text:style-name="P10"/>
      <text:p text:style-name="P7">Appendix</text:p>
      <text:p text:style-name="P7"><text:span text:style-name="T20"/></text:p>
      <text:p text:style-name="P7"><text:span text:style-name="T20">Experimental analysis was performed in r</text:span><text:span text:style-name="T14">un_proj2.sh</text:span><text:span text:style-name="T20">, the clang options were necessary for output to be written using the release buil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6:10:03.287735011</meta:creation-date>
    <dc:date>2022-10-10T15:39:44.379472354</dc:date>
    <meta:editing-duration>PT38M</meta:editing-duration>
    <meta:editing-cycles>9</meta:editing-cycles>
    <meta:generator>LibreOffice/7.3.5.2$Linux_X86_64 LibreOffice_project/30$Build-2</meta:generator>
    <meta:document-statistic meta:table-count="1" meta:image-count="0" meta:object-count="1" meta:page-count="2" meta:paragraph-count="64" meta:word-count="851" meta:character-count="5428" meta:non-whitespace-character-count="463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fill-color="#ffffff" dr3d:edge-rounding="5%"/>
      <style:text-properties fo:font-size="10pt" style:font-size-asian="10pt" style:font-size-complex="10pt"/>
    </style:style>
    <style:style style:name="ch11" style:family="chart" style:data-style-name="N0">
      <style:chart-properties chart:link-data-style-to-source="true"/>
      <style:graphic-properties draw:fill="bitmap" draw:fill-color="#000000" draw:fill-image-name="ChartBitmap_20_4" dr3d:edge-rounding="5%"/>
      <style:text-properties fo:font-size="10pt" style:font-size-asian="10pt" style:font-size-complex="10pt"/>
    </style:style>
    <style:style style:name="ch12" style:family="chart" style:data-style-name="N0">
      <style:chart-properties chart:link-data-style-to-source="true"/>
      <style:graphic-properties draw:fill-color="#00000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606cm" svg:height="6.526cm" xlink:href="." xlink:type="simple" chart:class="chart:bar" chart:style-name="ch1">
        <chart:title svg:x="1.751cm" svg:y="0.266cm" chart:style-name="ch2">
          <text:p>Inst Num vs Value Numbering Scheme</text:p>
        </chart:title>
        <chart:legend chart:legend-position="end" svg:x="10.089cm" svg:y="2.457cm" style:legend-expansion="high" chart:style-name="ch3"/>
        <chart:plot-area chart:style-name="ch4" chart:data-source-has-labels="both" svg:x="1.233cm" svg:y="1.201cm" svg:width="8.624cm" svg:height="4.224cm">
          <chart:coordinate-region svg:x="2.228cm" svg:y="1.403cm" svg:width="7.629cm" svg:height="2.289cm"/>
          <chart:axis chart:dimension="x" chart:name="primary-x" chart:style-name="ch5" chartooo:axis-type="auto">
            <chartooo:date-scale/>
            <chart:title svg:x="4.694cm" svg:y="5.555cm" chart:style-name="ch6">
              <text:p>Benchmark</text:p>
            </chart:title>
            <chart:categories table:cell-range-address="local-table.$A$2:.$A$12"/>
          </chart:axis>
          <chart:axis chart:dimension="y" chart:name="primary-y" chart:style-name="ch7">
            <chart:title svg:x="0.451cm" svg:y="4.418cm" chart:style-name="ch8">
              <text:p>Removed Insts</text:p>
            </chart:title>
            <chart:grid chart:style-name="ch9" chart:class="major"/>
          </chart:axis>
          <chart:series chart:style-name="ch10" chart:values-cell-range-address="local-table.$B$2:.$B$12" chart:label-cell-address="local-table.$B$1" chart:class="chart:bar">
            <chart:data-point chart:repeated="11"/>
          </chart:series>
          <chart:series chart:style-name="ch11" chart:values-cell-range-address="local-table.$C$2:.$C$12" chart:label-cell-address="local-table.$C$1" chart:class="chart:bar">
            <chart:data-point chart:repeated="11"/>
          </chart:series>
          <chart:series chart:style-name="ch12" chart:values-cell-range-address="local-table.$D$2:.$D$12" chart:label-cell-address="local-table.$D$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LVN</text:p>
              </table:table-cell>
              <table:table-cell office:value-type="string">
                <text:p>SVN</text:p>
              </table:table-cell>
              <table:table-cell office:value-type="string">
                <text:p>GVN</text:p>
              </table:table-cell>
            </table:table-row>
          </table:table-header-rows>
          <table:table-rows>
            <table:table-row>
              <table:table-cell office:value-type="string">
                <text:p>Bubblesort</text:p>
              </table:table-cell>
              <table:table-cell office:value-type="float" office:value="39">
                <text:p>39</text:p>
              </table:table-cell>
              <table:table-cell office:value-type="float" office:value="50">
                <text:p>50</text:p>
              </table:table-cell>
              <table:table-cell office:value-type="float" office:value="51">
                <text:p>51</text:p>
              </table:table-cell>
            </table:table-row>
            <table:table-row>
              <table:table-cell office:value-type="string">
                <text:p>FloatMM</text:p>
              </table:table-cell>
              <table:table-cell office:value-type="float" office:value="42">
                <text:p>42</text:p>
              </table:table-cell>
              <table:table-cell office:value-type="float" office:value="41">
                <text:p>41</text:p>
              </table:table-cell>
              <table:table-cell office:value-type="float" office:value="42">
                <text:p>42</text:p>
              </table:table-cell>
            </table:table-row>
            <table:table-row>
              <table:table-cell office:value-type="string">
                <text:p>IntMM</text:p>
              </table:table-cell>
              <table:table-cell office:value-type="float" office:value="41">
                <text:p>41</text:p>
              </table:table-cell>
              <table:table-cell office:value-type="float" office:value="40">
                <text:p>40</text:p>
              </table:table-cell>
              <table:table-cell office:value-type="float" office:value="41">
                <text:p>41</text:p>
              </table:table-cell>
            </table:table-row>
            <table:table-row>
              <table:table-cell office:value-type="string">
                <text:p>Oscar</text:p>
              </table:table-cell>
              <table:table-cell office:value-type="float" office:value="226">
                <text:p>226</text:p>
              </table:table-cell>
              <table:table-cell office:value-type="float" office:value="226">
                <text:p>226</text:p>
              </table:table-cell>
              <table:table-cell office:value-type="float" office:value="226">
                <text:p>226</text:p>
              </table:table-cell>
            </table:table-row>
            <table:table-row>
              <table:table-cell office:value-type="string">
                <text:p>Perm</text:p>
              </table:table-cell>
              <table:table-cell office:value-type="float" office:value="30">
                <text:p>30</text:p>
              </table:table-cell>
              <table:table-cell office:value-type="float" office:value="30">
                <text:p>30</text:p>
              </table:table-cell>
              <table:table-cell office:value-type="float" office:value="31">
                <text:p>31</text:p>
              </table:table-cell>
            </table:table-row>
            <table:table-row>
              <table:table-cell office:value-type="string">
                <text:p>Puzzle</text:p>
              </table:table-cell>
              <table:table-cell office:value-type="float" office:value="212">
                <text:p>212</text:p>
              </table:table-cell>
              <table:table-cell office:value-type="float" office:value="212">
                <text:p>212</text:p>
              </table:table-cell>
              <table:table-cell office:value-type="float" office:value="217">
                <text:p>217</text:p>
              </table:table-cell>
            </table:table-row>
            <table:table-row>
              <table:table-cell office:value-type="string">
                <text:p>Queens</text:p>
              </table:table-cell>
              <table:table-cell office:value-type="float" office:value="54">
                <text:p>54</text:p>
              </table:table-cell>
              <table:table-cell office:value-type="float" office:value="72">
                <text:p>72</text:p>
              </table:table-cell>
              <table:table-cell office:value-type="float" office:value="72">
                <text:p>72</text:p>
              </table:table-cell>
            </table:table-row>
            <table:table-row>
              <table:table-cell office:value-type="string">
                <text:p>Quicksort</text:p>
              </table:table-cell>
              <table:table-cell office:value-type="float" office:value="55">
                <text:p>55</text:p>
              </table:table-cell>
              <table:table-cell office:value-type="float" office:value="63">
                <text:p>63</text:p>
              </table:table-cell>
              <table:table-cell office:value-type="float" office:value="65">
                <text:p>65</text:p>
              </table:table-cell>
            </table:table-row>
            <table:table-row>
              <table:table-cell office:value-type="string">
                <text:p>RealMM</text:p>
              </table:table-cell>
              <table:table-cell office:value-type="float" office:value="41">
                <text:p>41</text:p>
              </table:table-cell>
              <table:table-cell office:value-type="float" office:value="40">
                <text:p>40</text:p>
              </table:table-cell>
              <table:table-cell office:value-type="float" office:value="41">
                <text:p>41</text:p>
              </table:table-cell>
            </table:table-row>
            <table:table-row>
              <table:table-cell office:value-type="string">
                <text:p>Towers</text:p>
              </table:table-cell>
              <table:table-cell office:value-type="float" office:value="75">
                <text:p>75</text:p>
              </table:table-cell>
              <table:table-cell office:value-type="float" office:value="79">
                <text:p>79</text:p>
              </table:table-cell>
              <table:table-cell office:value-type="float" office:value="81">
                <text:p>81</text:p>
              </table:table-cell>
            </table:table-row>
            <table:table-row>
              <table:table-cell office:value-type="string">
                <text:p>Treesort</text:p>
              </table:table-cell>
              <table:table-cell office:value-type="float" office:value="67">
                <text:p>67</text:p>
              </table:table-cell>
              <table:table-cell office:value-type="float" office:value="81">
                <text:p>81</text:p>
              </table:table-cell>
              <table:table-cell office:value-type="float" office:value="82">
                <text:p>8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fill-image draw:name="ChartBitmap_20_1" draw:display-name="ChartBitmap 1" xlink:href="Pictures/100000000000000800000008B1F22B1B857E713A.png" xlink:type="simple" xlink:show="embed" xlink:actuate="onLoad"/>
    <draw:fill-image draw:name="ChartBitmap_20_2" draw:display-name="ChartBitmap 2" xlink:href="Pictures/100000000000000800000008B1F22B1B857E713A.png" xlink:type="simple" xlink:show="embed" xlink:actuate="onLoad"/>
    <draw:fill-image draw:name="ChartBitmap_20_3" draw:display-name="ChartBitmap 3" xlink:href="Pictures/100000000000000800000008B1F22B1B857E713A.png" xlink:type="simple" xlink:show="embed" xlink:actuate="onLoad"/>
    <draw:fill-image draw:name="ChartBitmap_20_4" draw:display-name="ChartBitmap 4" xlink:href="Pictures/100000000000000800000008B1F22B1B857E713A.png" xlink:type="simple" xlink:show="embed" xlink:actuate="onLoad"/>
  </office:styles>
</office:document-styles>
</file>